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75in" fo:margin-right="0in" fo:text-indent="0in" style:auto-text-indent="false"/>
    </style:style>
    <style:style style:name="P2" style:family="paragraph" style:parent-style-name="Standard_20__28_user_29_">
      <style:text-properties officeooo:rsid="00104690" officeooo:paragraph-rsid="00104690"/>
    </style:style>
    <style:style style:name="P3" style:family="paragraph" style:parent-style-name="Standard_20__28_user_29_">
      <style:text-properties officeooo:rsid="00111c72" officeooo:paragraph-rsid="00111c72"/>
    </style:style>
    <style:style style:name="P4" style:family="paragraph" style:parent-style-name="Standard_20__28_user_29_">
      <style:text-properties officeooo:rsid="0012842d" officeooo:paragraph-rsid="0012842d"/>
    </style:style>
    <style:style style:name="P5" style:family="paragraph" style:parent-style-name="Standard_20__28_user_29_">
      <style:text-properties officeooo:rsid="0012d514" officeooo:paragraph-rsid="0012d514"/>
    </style:style>
    <style:style style:name="P6" style:family="paragraph" style:parent-style-name="Standard_20__28_user_29_">
      <style:text-properties officeooo:rsid="00135cbb" officeooo:paragraph-rsid="00135cbb"/>
    </style:style>
    <style:style style:name="P7" style:family="paragraph" style:parent-style-name="Standard_20__28_user_29_">
      <style:text-properties officeooo:rsid="00147d79" officeooo:paragraph-rsid="00147d79"/>
    </style:style>
    <style:style style:name="P8" style:family="paragraph" style:parent-style-name="Standard_20__28_user_29_">
      <style:text-properties officeooo:rsid="0017d2aa" officeooo:paragraph-rsid="0017d2aa"/>
    </style:style>
    <style:style style:name="P9" style:family="paragraph" style:parent-style-name="Standard_20__28_user_29_">
      <style:text-properties officeooo:rsid="001960e7" officeooo:paragraph-rsid="001960e7"/>
    </style:style>
    <style:style style:name="P10" style:family="paragraph" style:parent-style-name="Standard_20__28_user_29_">
      <style:text-properties officeooo:rsid="001c7e4a" officeooo:paragraph-rsid="001c7e4a"/>
    </style:style>
    <style:style style:name="P11" style:family="paragraph" style:parent-style-name="Standard_20__28_user_29_">
      <style:text-properties officeooo:rsid="001e5e11" officeooo:paragraph-rsid="001e5e11"/>
    </style:style>
    <style:style style:name="P12" style:family="paragraph" style:parent-style-name="Standard_20__28_user_29_">
      <style:text-properties officeooo:rsid="001ece5d" officeooo:paragraph-rsid="001ece5d"/>
    </style:style>
    <style:style style:name="P13" style:family="paragraph" style:parent-style-name="Standard_20__28_user_29_">
      <style:text-properties officeooo:rsid="001ee112" officeooo:paragraph-rsid="001ee112"/>
    </style:style>
    <style:style style:name="P14" style:family="paragraph" style:parent-style-name="Standard_20__28_user_29_">
      <style:text-properties style:text-underline-style="solid" style:text-underline-width="auto" style:text-underline-color="font-color"/>
    </style:style>
    <style:style style:name="P15" style:family="paragraph" style:parent-style-name="Standard_20__28_user_29_">
      <style:text-properties fo:font-style="normal" officeooo:rsid="00147d79" officeooo:paragraph-rsid="00147d79" style:font-style-asian="normal" style:font-style-complex="normal"/>
    </style:style>
    <style:style style:name="P16" style:family="paragraph" style:parent-style-name="Standard_20__28_user_29_">
      <style:text-properties fo:font-style="normal" officeooo:rsid="0017d2aa" officeooo:paragraph-rsid="0017d2aa" style:font-style-asian="normal" style:font-style-complex="normal"/>
    </style:style>
    <style:style style:name="P17" style:family="paragraph" style:parent-style-name="Standard_20__28_user_29_">
      <style:text-properties fo:font-style="normal" officeooo:rsid="001960e7" officeooo:paragraph-rsid="001960e7" style:font-style-asian="normal" style:font-style-complex="normal"/>
    </style:style>
    <style:style style:name="P18" style:family="paragraph" style:parent-style-name="Standard_20__28_user_29_">
      <style:text-properties fo:font-style="normal" officeooo:rsid="001c7e4a" officeooo:paragraph-rsid="001c7e4a" style:font-style-asian="normal" style:font-style-complex="normal"/>
    </style:style>
    <style:style style:name="P19" style:family="paragraph" style:parent-style-name="Standard_20__28_user_29_">
      <style:text-properties officeooo:rsid="00258d8d" officeooo:paragraph-rsid="00258d8d"/>
    </style:style>
    <style:style style:name="P20" style:family="paragraph" style:parent-style-name="Standard_20__28_user_29_">
      <style:text-properties officeooo:rsid="00258d8d" officeooo:paragraph-rsid="00462293"/>
    </style:style>
    <style:style style:name="P21" style:family="paragraph" style:parent-style-name="Standard_20__28_user_29_">
      <style:text-properties officeooo:rsid="00270565" officeooo:paragraph-rsid="00270565"/>
    </style:style>
    <style:style style:name="P22" style:family="paragraph" style:parent-style-name="Standard_20__28_user_29_">
      <style:text-properties officeooo:rsid="0027cce0" officeooo:paragraph-rsid="0027cce0"/>
    </style:style>
    <style:style style:name="P23" style:family="paragraph" style:parent-style-name="Standard_20__28_user_29_">
      <style:text-properties officeooo:rsid="00287e63" officeooo:paragraph-rsid="00287e63"/>
    </style:style>
    <style:style style:name="P24" style:family="paragraph" style:parent-style-name="Standard_20__28_user_29_">
      <style:text-properties officeooo:rsid="002bbf5e" officeooo:paragraph-rsid="002bbf5e"/>
    </style:style>
    <style:style style:name="P25" style:family="paragraph" style:parent-style-name="Standard_20__28_user_29_">
      <style:text-properties officeooo:rsid="002bbf5e" officeooo:paragraph-rsid="003c04c9"/>
    </style:style>
    <style:style style:name="P26" style:family="paragraph" style:parent-style-name="Standard_20__28_user_29_">
      <style:text-properties officeooo:rsid="002ea764" officeooo:paragraph-rsid="002ea764"/>
    </style:style>
    <style:style style:name="P27" style:family="paragraph" style:parent-style-name="Standard_20__28_user_29_">
      <style:text-properties officeooo:rsid="0032a082" officeooo:paragraph-rsid="0032a082"/>
    </style:style>
    <style:style style:name="P28" style:family="paragraph" style:parent-style-name="Standard_20__28_user_29_">
      <style:text-properties officeooo:paragraph-rsid="0032a082"/>
    </style:style>
    <style:style style:name="P29" style:family="paragraph" style:parent-style-name="Standard_20__28_user_29_">
      <style:text-properties officeooo:rsid="00360dcf" officeooo:paragraph-rsid="00360dcf"/>
    </style:style>
    <style:style style:name="P30" style:family="paragraph" style:parent-style-name="Standard_20__28_user_29_">
      <style:text-properties officeooo:rsid="003d4a9d" officeooo:paragraph-rsid="003d4a9d"/>
    </style:style>
    <style:style style:name="P31" style:family="paragraph" style:parent-style-name="Standard_20__28_user_29_">
      <style:text-properties officeooo:paragraph-rsid="003d4a9d"/>
    </style:style>
    <style:style style:name="P32" style:family="paragraph" style:parent-style-name="Standard_20__28_user_29_">
      <style:text-properties officeooo:rsid="003f42a8" officeooo:paragraph-rsid="003f42a8"/>
    </style:style>
    <style:style style:name="P33" style:family="paragraph" style:parent-style-name="Standard_20__28_user_29_">
      <style:text-properties officeooo:rsid="004075fd" officeooo:paragraph-rsid="004075fd"/>
    </style:style>
    <style:style style:name="P34" style:family="paragraph" style:parent-style-name="Standard_20__28_user_29_">
      <style:text-properties officeooo:rsid="00417d36" officeooo:paragraph-rsid="004075fd"/>
    </style:style>
    <style:style style:name="P35" style:family="paragraph" style:parent-style-name="Standard_20__28_user_29_">
      <style:text-properties officeooo:rsid="00433fe5" officeooo:paragraph-rsid="00433fe5"/>
    </style:style>
    <style:style style:name="P36" style:family="paragraph" style:parent-style-name="Standard_20__28_user_29_">
      <style:text-properties officeooo:paragraph-rsid="00433fe5"/>
    </style:style>
    <style:style style:name="P37" style:family="paragraph" style:parent-style-name="Standard_20__28_user_29_">
      <style:text-properties officeooo:rsid="00442c1c" officeooo:paragraph-rsid="00442c1c"/>
    </style:style>
    <style:style style:name="P38" style:family="paragraph" style:parent-style-name="Standard_20__28_user_29_">
      <style:text-properties officeooo:rsid="00462293" officeooo:paragraph-rsid="00462293"/>
    </style:style>
    <style:style style:name="P39" style:family="paragraph" style:parent-style-name="Standard_20__28_user_29_">
      <style:text-properties officeooo:paragraph-rsid="00462293"/>
    </style:style>
    <style:style style:name="P40" style:family="paragraph" style:parent-style-name="Standard_20__28_user_29_">
      <style:text-properties fo:color="#ce181e" officeooo:rsid="00462293" officeooo:paragraph-rsid="00462293"/>
    </style:style>
    <style:style style:name="P41" style:family="paragraph" style:parent-style-name="Standard_20__28_user_29_">
      <style:text-properties fo:color="#ce181e" officeooo:rsid="00462293" officeooo:paragraph-rsid="0046304f"/>
    </style:style>
    <style:style style:name="P42" style:family="paragraph" style:parent-style-name="Standard_20__28_user_29_">
      <style:text-properties officeooo:rsid="003a70b2" officeooo:paragraph-rsid="003c04c9"/>
    </style:style>
    <style:style style:name="P43" style:family="paragraph" style:parent-style-name="Standard_20__28_user_29_">
      <style:text-properties officeooo:rsid="0046304f" officeooo:paragraph-rsid="0046304f"/>
    </style:style>
    <style:style style:name="P44" style:family="paragraph" style:parent-style-name="Standard_20__28_user_29_">
      <style:text-properties officeooo:rsid="0047cd17" officeooo:paragraph-rsid="0047cd17"/>
    </style:style>
    <style:style style:name="P45" style:family="paragraph" style:parent-style-name="Standard_20__28_user_29_">
      <style:text-properties officeooo:rsid="0047ebb3" officeooo:paragraph-rsid="0047ebb3"/>
    </style:style>
    <style:style style:name="P46" style:family="paragraph" style:parent-style-name="Standard_20__28_user_29_">
      <style:text-properties officeooo:rsid="0049aefb" officeooo:paragraph-rsid="0049aefb"/>
    </style:style>
    <style:style style:name="P47" style:family="paragraph" style:parent-style-name="Standard_20__28_user_29_">
      <style:text-properties officeooo:rsid="0049aefb" officeooo:paragraph-rsid="004a18de"/>
    </style:style>
    <style:style style:name="P48" style:family="paragraph" style:parent-style-name="Standard_20__28_user_29_">
      <style:text-properties fo:color="#000000" officeooo:rsid="004a18de" officeooo:paragraph-rsid="004a18de"/>
    </style:style>
    <style:style style:name="P49" style:family="paragraph" style:parent-style-name="Standard_20__28_user_29_">
      <style:paragraph-properties fo:margin-left="0.5in" fo:margin-right="0in" fo:text-indent="0in" style:auto-text-indent="false"/>
    </style:style>
    <style:style style:name="P50" style:family="paragraph" style:parent-style-name="Standard_20__28_user_29_">
      <style:paragraph-properties fo:margin-left="1in" fo:margin-right="0in" fo:text-indent="0in" style:auto-text-indent="false"/>
    </style:style>
    <style:style style:name="P51" style:family="paragraph" style:parent-style-name="Standard_20__28_user_29_">
      <style:paragraph-properties fo:margin-left="1.5in" fo:margin-right="0in" fo:text-indent="0in" style:auto-text-indent="false"/>
    </style:style>
    <style:style style:name="P52" style:family="paragraph" style:parent-style-name="Standard_20__28_user_29_">
      <style:paragraph-properties fo:margin-left="0.5in" fo:margin-right="0in" fo:text-indent="0.5in" style:auto-text-indent="false"/>
    </style:style>
    <style:style style:name="P53" style:family="paragraph" style:parent-style-name="Standard_20__28_user_29_">
      <style:paragraph-properties fo:margin-left="0in" fo:margin-right="0in" fo:text-indent="0.5in" style:auto-text-indent="false"/>
    </style:style>
    <style:style style:name="P54"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P55" style:family="paragraph" style:parent-style-name="List_20_Paragraph">
      <style:text-properties style:text-underline-style="solid" style:text-underline-width="auto" style:text-underline-color="font-color"/>
    </style:style>
    <style:style style:name="P56" style:family="paragraph" style:parent-style-name="Preformatted_20_Text">
      <style:text-properties fo:color="#546e7a" style:font-name="Fira Code" fo:font-size="9pt" fo:font-style="italic" officeooo:rsid="0047cd17" officeooo:paragraph-rsid="0047cd17"/>
    </style:style>
    <style:style style:name="P57" style:family="paragraph" style:parent-style-name="Preformatted_20_Text">
      <style:text-properties fo:color="#546e7a" style:font-name="Fira Code" fo:font-size="9pt" fo:font-style="italic" officeooo:rsid="0047ebb3" officeooo:paragraph-rsid="0047ebb3"/>
    </style:style>
    <style:style style:name="P58" style:family="paragraph" style:parent-style-name="Preformatted_20_Text">
      <style:text-properties fo:color="#546e7a" style:font-name="Fira Code" fo:font-size="9pt" fo:font-style="italic" officeooo:rsid="0049aefb" officeooo:paragraph-rsid="0049aefb"/>
    </style:style>
    <style:style style:name="P59" style:family="paragraph" style:parent-style-name="Preformatted_20_Text">
      <style:text-properties fo:color="#546e7a" style:font-name="Fira Code" fo:font-size="9pt" fo:font-style="italic" officeooo:rsid="004a18de" officeooo:paragraph-rsid="004a18de"/>
    </style:style>
    <style:style style:name="P60" style:family="paragraph" style:parent-style-name="Preformatted_20_Text">
      <loext:graphic-properties draw:fill="solid" draw:fill-color="#263238" draw:opacity="100%"/>
      <style:paragraph-properties fo:background-color="#263238"/>
      <style:text-properties fo:color="#546e7a"/>
    </style:style>
    <style:style style:name="P61" style:family="paragraph" style:parent-style-name="Preformatted_20_Text">
      <loext:graphic-properties draw:fill="solid" draw:fill-color="#263238" draw:opacity="100%"/>
      <style:paragraph-properties fo:background-color="#263238"/>
      <style:text-properties fo:color="#c3cee3" style:font-name="Fira Code" fo:font-size="9pt"/>
    </style:style>
    <style:style style:name="P62" style:family="paragraph" style:parent-style-name="Preformatted_20_Text">
      <loext:graphic-properties draw:fill="solid" draw:fill-color="#263238" draw:opacity="100%"/>
      <style:paragraph-properties fo:background-color="#263238"/>
      <style:text-properties fo:color="#c3cee3"/>
    </style:style>
    <style:style style:name="P63" style:family="paragraph" style:parent-style-name="Preformatted_20_Text">
      <loext:graphic-properties draw:fill="solid" draw:fill-color="#263238" draw:opacity="100%"/>
      <style:paragraph-properties fo:background-color="#263238"/>
      <style:text-properties fo:color="#89ddff"/>
    </style:style>
    <style:style style:name="P64" style:family="paragraph" style:parent-style-name="Preformatted_20_Text">
      <loext:graphic-properties draw:fill="solid" draw:fill-color="#263238" draw:opacity="100%"/>
      <style:paragraph-properties fo:background-color="#263238"/>
      <style:text-properties fo:color="#89ddff" style:font-name="Fira Code" fo:font-size="9pt"/>
    </style:style>
    <style:style style:name="P65" style:family="paragraph" style:parent-style-name="Preformatted_20_Text">
      <loext:graphic-properties draw:fill="solid" draw:fill-color="#263238" draw:opacity="100%"/>
      <style:paragraph-properties fo:margin-top="0in" fo:margin-bottom="0.1965in" loext:contextual-spacing="false" fo:background-color="#263238"/>
      <style:text-properties fo:color="#89ddff" style:font-name="Fira Code" fo:font-size="9pt"/>
    </style:style>
    <style:style style:name="P66" style:family="paragraph" style:parent-style-name="Preformatted_20_Text">
      <loext:graphic-properties draw:fill="solid" draw:fill-color="#263238" draw:opacity="100%"/>
      <style:paragraph-properties fo:margin-top="0in" fo:margin-bottom="0.1965in" loext:contextual-spacing="false" fo:background-color="#263238"/>
      <style:text-properties fo:color="#546e7a" style:font-name="Fira Code" fo:font-size="9pt" fo:font-style="italic"/>
    </style:style>
    <style:style style:name="P67" style:family="paragraph" style:parent-style-name="Text_20_body">
      <style:text-properties fo:color="#000000" officeooo:rsid="00559aa8" officeooo:paragraph-rsid="00559aa8"/>
    </style:style>
    <style:style style:name="P68" style:family="paragraph" style:parent-style-name="Standard_20__28_user_29_" style:master-page-name="Standard">
      <style:paragraph-properties style:page-number="auto"/>
    </style:style>
    <style:style style:name="P69" style:family="paragraph" style:parent-style-name="Standard_20__28_user_29_" style:list-style-name="WWNum5"/>
    <style:style style:name="P70" style:family="paragraph" style:parent-style-name="Standard_20__28_user_29_">
      <style:text-properties fo:color="#000000" officeooo:rsid="004e2121" officeooo:paragraph-rsid="004e2121"/>
    </style:style>
    <style:style style:name="P71" style:family="paragraph" style:parent-style-name="Standard_20__28_user_29_">
      <style:text-properties fo:color="#000000" officeooo:rsid="004fa92c" officeooo:paragraph-rsid="004fa92c"/>
    </style:style>
    <style:style style:name="P72" style:family="paragraph" style:parent-style-name="Standard_20__28_user_29_">
      <style:text-properties fo:color="#000000" officeooo:rsid="0052c9f9" officeooo:paragraph-rsid="0052c9f9"/>
    </style:style>
    <style:style style:name="P73" style:family="paragraph" style:parent-style-name="Standard_20__28_user_29_">
      <style:text-properties fo:color="#000000" officeooo:rsid="00559aa8" officeooo:paragraph-rsid="00559aa8"/>
    </style:style>
    <style:style style:name="P74" style:family="paragraph" style:parent-style-name="Standard_20__28_user_29_">
      <style:text-properties fo:color="#000000" officeooo:rsid="0057889f" officeooo:paragraph-rsid="0057889f"/>
    </style:style>
    <style:style style:name="P75" style:family="paragraph" style:parent-style-name="Standard_20__28_user_29_">
      <style:text-properties fo:color="#000000" officeooo:rsid="00579b29" officeooo:paragraph-rsid="00579b29"/>
    </style:style>
    <style:style style:name="P76" style:family="paragraph" style:parent-style-name="Standard_20__28_user_29_">
      <style:text-properties fo:color="#000000" officeooo:rsid="0058ff6d" officeooo:paragraph-rsid="0058ff6d"/>
    </style:style>
    <style:style style:name="P77" style:family="paragraph" style:parent-style-name="Standard_20__28_user_29_">
      <style:text-properties fo:color="#000000" officeooo:rsid="005927d8" officeooo:paragraph-rsid="005927d8"/>
    </style:style>
    <style:style style:name="P78" style:family="paragraph" style:parent-style-name="Standard_20__28_user_29_">
      <style:text-properties fo:color="#000000" officeooo:rsid="005aed83" officeooo:paragraph-rsid="005aed83"/>
    </style:style>
    <style:style style:name="P79" style:family="paragraph" style:parent-style-name="Standard_20__28_user_29_">
      <style:text-properties fo:color="#000000" fo:font-style="italic" officeooo:rsid="005aed83" officeooo:paragraph-rsid="005aed83" style:font-style-asian="italic" style:font-style-complex="italic"/>
    </style:style>
    <style:style style:name="P80" style:family="paragraph" style:parent-style-name="Standard_20__28_user_29_">
      <style:text-properties fo:color="#000000" fo:font-style="italic" officeooo:rsid="005cb82c" officeooo:paragraph-rsid="005cb82c" style:font-style-asian="italic" style:font-style-complex="italic"/>
    </style:style>
    <style:style style:name="P81" style:family="paragraph" style:parent-style-name="Standard_20__28_user_29_">
      <style:text-properties fo:color="#000000" officeooo:rsid="005cb82c" officeooo:paragraph-rsid="005cb82c"/>
    </style:style>
    <style:style style:name="P82" style:family="paragraph" style:parent-style-name="Standard_20__28_user_29_">
      <style:text-properties fo:color="#000000" officeooo:rsid="005d50cb" officeooo:paragraph-rsid="005d50cb"/>
    </style:style>
    <style:style style:name="P83" style:family="paragraph" style:parent-style-name="Standard_20__28_user_29_">
      <style:text-properties fo:color="#000000" officeooo:rsid="005e1a4a" officeooo:paragraph-rsid="005e1a4a"/>
    </style:style>
    <style:style style:name="P84" style:family="paragraph" style:parent-style-name="Standard_20__28_user_29_">
      <style:text-properties fo:color="#000000" officeooo:rsid="005ed121" officeooo:paragraph-rsid="005ed121"/>
    </style:style>
    <style:style style:name="P85" style:family="paragraph" style:parent-style-name="Standard_20__28_user_29_">
      <style:text-properties fo:color="#000000" officeooo:rsid="0063a41f" officeooo:paragraph-rsid="0063a41f"/>
    </style:style>
    <style:style style:name="P86" style:family="paragraph" style:parent-style-name="Standard_20__28_user_29_">
      <style:text-properties fo:color="#000000" officeooo:rsid="006589d8" officeooo:paragraph-rsid="006589d8"/>
    </style:style>
    <style:style style:name="P87" style:family="paragraph" style:parent-style-name="Standard_20__28_user_29_">
      <style:text-properties fo:color="#000000" officeooo:rsid="0066eaa4" officeooo:paragraph-rsid="0066eaa4"/>
    </style:style>
    <style:style style:name="P88" style:family="paragraph" style:parent-style-name="Standard_20__28_user_29_">
      <style:text-properties fo:color="#000000" fo:font-weight="bold" officeooo:rsid="0066c645" officeooo:paragraph-rsid="0066c645" style:font-weight-asian="bold" style:font-weight-complex="bold"/>
    </style:style>
    <style:style style:name="P89" style:family="paragraph" style:parent-style-name="Standard_20__28_user_29_">
      <style:text-properties fo:color="#000000" fo:font-weight="bold" officeooo:rsid="006706b2" officeooo:paragraph-rsid="006706b2" style:font-weight-asian="bold" style:font-weight-complex="bold"/>
    </style:style>
    <style:style style:name="P90" style:family="paragraph" style:parent-style-name="Standard_20__28_user_29_">
      <style:text-properties fo:color="#000000" fo:font-weight="bold" officeooo:rsid="0068d54c" officeooo:paragraph-rsid="0068d54c" style:font-weight-asian="bold" style:font-weight-complex="bold"/>
    </style:style>
    <style:style style:name="P91" style:family="paragraph" style:parent-style-name="Standard_20__28_user_29_">
      <style:text-properties fo:color="#000000" officeooo:rsid="006706b2" officeooo:paragraph-rsid="006706b2"/>
    </style:style>
    <style:style style:name="P92" style:family="paragraph" style:parent-style-name="Standard_20__28_user_29_">
      <style:text-properties fo:color="#000000" officeooo:rsid="0068d54c" officeooo:paragraph-rsid="006706b2"/>
    </style:style>
    <style:style style:name="P93" style:family="paragraph" style:parent-style-name="Standard_20__28_user_29_">
      <style:text-properties fo:color="#000000" officeooo:rsid="0068d54c" officeooo:paragraph-rsid="0068d54c"/>
    </style:style>
    <style:style style:name="P94" style:family="paragraph" style:parent-style-name="Standard_20__28_user_29_">
      <style:text-properties officeooo:rsid="00442c1c" officeooo:paragraph-rsid="00442c1c"/>
    </style:style>
    <style:style style:name="P95" style:family="paragraph" style:parent-style-name="Standard_20__28_user_29_">
      <style:text-properties fo:color="#ce181e" officeooo:rsid="004e2121" officeooo:paragraph-rsid="004e2121"/>
    </style:style>
    <style:style style:name="P96" style:family="paragraph" style:parent-style-name="Standard_20__28_user_29_">
      <style:text-properties fo:color="#ce181e" officeooo:rsid="0054afd7" officeooo:paragraph-rsid="0054afd7"/>
    </style:style>
    <style:style style:name="P97" style:family="paragraph" style:parent-style-name="Standard_20__28_user_29_">
      <style:text-properties officeooo:paragraph-rsid="006a5dca"/>
    </style:style>
    <style:style style:name="P98" style:family="paragraph" style:parent-style-name="List_20_Paragraph" style:list-style-name="WWNum6"/>
    <style:style style:name="P99" style:family="paragraph" style:parent-style-name="List_20_Paragraph" style:list-style-name="WWNum7"/>
    <style:style style:name="P100" style:family="paragraph" style:parent-style-name="List_20_Paragraph" style:list-style-name="WWNum8"/>
    <style:style style:name="P101" style:family="paragraph" style:parent-style-name="List_20_Paragraph" style:list-style-name="WWNum9"/>
    <style:style style:name="P102" style:family="paragraph" style:parent-style-name="List_20_Paragraph" style:list-style-name="WWNum5"/>
    <style:style style:name="P103" style:family="paragraph" style:parent-style-name="Preformatted_20_Text">
      <style:paragraph-properties fo:margin-top="0in" fo:margin-bottom="0.1965in" loext:contextual-spacing="false"/>
    </style:style>
    <style:style style:name="T1" style:family="text">
      <style:text-properties style:font-name="Wingdings" style:font-name-asian="Wingdings1" style:font-name-complex="Wingdings1"/>
    </style:style>
    <style:style style:name="T2" style:family="text">
      <style:text-properties fo:color="#ff0000"/>
    </style:style>
    <style:style style:name="T3" style:family="text">
      <style:text-properties style:text-position="super 58%"/>
    </style:style>
    <style:style style:name="T4" style:family="text">
      <style:text-properties fo:color="#4472c4"/>
    </style:style>
    <style:style style:name="T5" style:family="text">
      <style:text-properties officeooo:rsid="0011d09c"/>
    </style:style>
    <style:style style:name="T6" style:family="text">
      <style:text-properties officeooo:rsid="0012d514"/>
    </style:style>
    <style:style style:name="T7" style:family="text">
      <style:text-properties fo:font-style="normal" style:font-style-asian="normal" style:font-style-complex="normal"/>
    </style:style>
    <style:style style:name="T8" style:family="text">
      <style:text-properties fo:font-style="normal" officeooo:rsid="00161947" style:font-style-asian="normal" style:font-style-complex="normal"/>
    </style:style>
    <style:style style:name="T9" style:family="text">
      <style:text-properties fo:font-style="normal" officeooo:rsid="001ece5d" style:font-style-asian="normal" style:font-style-complex="normal"/>
    </style:style>
    <style:style style:name="T10" style:family="text">
      <style:text-properties fo:font-style="normal" officeooo:rsid="00579b29" style:font-style-asian="normal" style:font-style-complex="normal"/>
    </style:style>
    <style:style style:name="T11" style:family="text">
      <style:text-properties fo:font-style="normal" officeooo:rsid="005cb82c" style:font-style-asian="normal" style:font-style-complex="normal"/>
    </style:style>
    <style:style style:name="T12" style:family="text">
      <style:text-properties fo:font-style="normal" officeooo:rsid="0060a969" style:font-style-asian="normal" style:font-style-complex="normal"/>
    </style:style>
    <style:style style:name="T13" style:family="text">
      <style:text-properties fo:font-style="normal" officeooo:rsid="00620043" style:font-style-asian="normal" style:font-style-complex="normal"/>
    </style:style>
    <style:style style:name="T14" style:family="text">
      <style:text-properties fo:font-style="normal" officeooo:rsid="006589d8" style:font-style-asian="normal" style:font-style-complex="normal"/>
    </style:style>
    <style:style style:name="T15" style:family="text">
      <style:text-properties fo:font-style="normal" officeooo:rsid="0066eaa4" style:font-style-asian="normal" style:font-style-complex="normal"/>
    </style:style>
    <style:style style:name="T16" style:family="text">
      <style:text-properties fo:font-style="normal" officeooo:rsid="0069de6d" style:font-style-asian="normal" style:font-style-complex="normal"/>
    </style:style>
    <style:style style:name="T17" style:family="text">
      <style:text-properties fo:font-style="normal" officeooo:rsid="006a5dca"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68d54c" style:font-style-asian="normal" style:font-weight-asian="bold" style:font-style-complex="normal" style:font-weight-complex="bold"/>
    </style:style>
    <style:style style:name="T20" style:family="text">
      <style:text-properties officeooo:rsid="00173996"/>
    </style:style>
    <style:style style:name="T21" style:family="text">
      <style:text-properties officeooo:rsid="0017d2aa"/>
    </style:style>
    <style:style style:name="T22" style:family="text">
      <style:text-properties officeooo:rsid="00206a83"/>
    </style:style>
    <style:style style:name="T23" style:family="text">
      <style:text-properties officeooo:rsid="00217b09"/>
    </style:style>
    <style:style style:name="T24" style:family="text">
      <style:text-properties officeooo:rsid="00258d8d"/>
    </style:style>
    <style:style style:name="T25" style:family="text">
      <style:text-properties officeooo:rsid="002592dc"/>
    </style:style>
    <style:style style:name="T26" style:family="text">
      <style:text-properties officeooo:rsid="0027cce0"/>
    </style:style>
    <style:style style:name="T27" style:family="text">
      <style:text-properties officeooo:rsid="00287e63"/>
    </style:style>
    <style:style style:name="T28" style:family="text">
      <style:text-properties officeooo:rsid="0029ae38"/>
    </style:style>
    <style:style style:name="T29" style:family="text">
      <style:text-properties officeooo:rsid="002a30eb"/>
    </style:style>
    <style:style style:name="T30" style:family="text">
      <style:text-properties officeooo:rsid="0032a082"/>
    </style:style>
    <style:style style:name="T31" style:family="text">
      <style:text-properties officeooo:rsid="0033fb44"/>
    </style:style>
    <style:style style:name="T32" style:family="text">
      <style:text-properties officeooo:rsid="0034c24d"/>
    </style:style>
    <style:style style:name="T33" style:family="text">
      <style:text-properties officeooo:rsid="00389228"/>
    </style:style>
    <style:style style:name="T34" style:family="text">
      <style:text-properties officeooo:rsid="003a70b2"/>
    </style:style>
    <style:style style:name="T35" style:family="text">
      <style:text-properties officeooo:rsid="003d4a9d"/>
    </style:style>
    <style:style style:name="T36" style:family="text">
      <style:text-properties officeooo:rsid="003f42a8"/>
    </style:style>
    <style:style style:name="T37" style:family="text">
      <style:text-properties officeooo:rsid="00433fe5"/>
    </style:style>
    <style:style style:name="T38" style:family="text">
      <style:text-properties officeooo:rsid="00462293"/>
    </style:style>
    <style:style style:name="T39" style:family="text">
      <style:text-properties officeooo:rsid="0046304f"/>
    </style:style>
    <style:style style:name="T40" style:family="text">
      <style:text-properties fo:color="#ce181e"/>
    </style:style>
    <style:style style:name="T41" style:family="text">
      <style:text-properties fo:color="#ce181e" officeooo:rsid="0046304f"/>
    </style:style>
    <style:style style:name="T42" style:family="text">
      <style:text-properties fo:color="#ffcb6b"/>
    </style:style>
    <style:style style:name="T43" style:family="text">
      <style:text-properties fo:color="#ffcb6b" style:font-name="Fira Code" fo:font-size="9pt" fo:font-style="italic"/>
    </style:style>
    <style:style style:name="T44" style:family="text">
      <style:text-properties fo:color="#89ddff"/>
    </style:style>
    <style:style style:name="T45" style:family="text">
      <style:text-properties fo:color="#89ddff" style:font-name="Fira Code" fo:font-size="9pt"/>
    </style:style>
    <style:style style:name="T46" style:family="text">
      <style:text-properties style:font-name="Fira Code" fo:font-size="9pt"/>
    </style:style>
    <style:style style:name="T47" style:family="text">
      <style:text-properties style:font-name="Fira Code" fo:font-size="9pt" fo:font-style="italic"/>
    </style:style>
    <style:style style:name="T48" style:family="text">
      <style:text-properties fo:color="#546e7a"/>
    </style:style>
    <style:style style:name="T49" style:family="text">
      <style:text-properties fo:color="#546e7a" style:font-name="Fira Code" fo:font-size="9pt" fo:font-style="italic"/>
    </style:style>
    <style:style style:name="T50" style:family="text">
      <style:text-properties fo:color="#82aaff" style:font-name="Fira Code" fo:font-size="9pt"/>
    </style:style>
    <style:style style:name="T51" style:family="text">
      <style:text-properties fo:color="#eeffe3" style:font-name="Fira Code" fo:font-size="9pt"/>
    </style:style>
    <style:style style:name="T52" style:family="text">
      <style:text-properties fo:color="#ff4965" style:font-name="Fira Code" fo:font-size="9pt" fo:font-style="italic"/>
    </style:style>
    <style:style style:name="T53" style:family="text">
      <style:text-properties fo:color="#c792ea" style:font-name="Fira Code" fo:font-size="9pt" fo:font-style="italic"/>
    </style:style>
    <style:style style:name="T54" style:family="text">
      <style:text-properties fo:color="#f07178" style:font-name="Fira Code" fo:font-size="9pt"/>
    </style:style>
    <style:style style:name="T55" style:family="text">
      <style:text-properties fo:color="#c3e88d" style:font-name="Fira Code" fo:font-size="9pt"/>
    </style:style>
    <style:style style:name="T56" style:family="text">
      <style:text-properties officeooo:rsid="004a18de"/>
    </style:style>
    <style:style style:name="T57" style:family="text">
      <style:text-properties officeooo:rsid="004f58e3"/>
    </style:style>
    <style:style style:name="T58" style:family="text">
      <style:text-properties officeooo:rsid="005075fa"/>
    </style:style>
    <style:style style:name="T59" style:family="text">
      <style:text-properties officeooo:rsid="00540c1e"/>
    </style:style>
    <style:style style:name="T60" style:family="text">
      <style:text-properties officeooo:rsid="0054afd7"/>
    </style:style>
    <style:style style:name="T61" style:family="text">
      <style:text-properties officeooo:rsid="00579b29"/>
    </style:style>
    <style:style style:name="T62" style:family="text">
      <style:text-properties officeooo:rsid="0058ff6d"/>
    </style:style>
    <style:style style:name="T63" style:family="text">
      <style:text-properties officeooo:rsid="005927d8"/>
    </style:style>
    <style:style style:name="T64" style:family="text">
      <style:text-properties officeooo:rsid="005aed83"/>
    </style:style>
    <style:style style:name="T65" style:family="text">
      <style:text-properties officeooo:rsid="005ed121"/>
    </style:style>
    <style:style style:name="T66" style:family="text">
      <style:text-properties fo:color="#000000" fo:font-style="normal" fo:font-weight="normal" officeooo:rsid="006a5dca"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2872555329" text:style-name="WWNum6">
        <text:list-item>
          <text:p text:style-name="P98"><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1">!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2729920154" text:style-name="WWNum7">
        <text:list-item>
          <text:p text:style-name="P99"><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P55">Setup Tools and Package managers</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P55">Linux Distribution Differences to Consider When choosing.</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1"></text:span> Kernel <text:span text:style-name="T1"></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1"></text:span>Linux Kernel <text:span text:style-name="T1"></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1"></text:span> Raw Partition 1 <text:span text:style-name="T1"></text:span> File System1 <text:span text:style-name="T1"></text:span> User data.</text:p>
      <text:p text:style-name="List_20_Paragraph"><text:tab/><text:tab/><text:span text:style-name="T1"></text:span> Raw Partition 2 <text:span text:style-name="T1"></text:span> File system2 <text:span text:style-name="T1"></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2798390821" text:style-name="WWNum8">
        <text:list-item>
          <text:p text:style-name="P100"><text:soft-page-break/>Desktop (KDS, Gnome, XFCE)</text:p>
        </text:list-item>
      </text:list>
      <text:p text:style-name="List_20_Paragraph">Windows manager</text:p>
      <text:p text:style-name="List_20_Paragraph">X windows system/ X11</text:p>
      <text:p text:style-name="Standard_20__28_user_29_"/>
      <text:p text:style-name="P49">Console is</text:p>
      <text:list xml:id="list735677478" text:style-name="WWNum9">
        <text:list-item>
          <text:p text:style-name="P101">CLI/Shell</text:p>
        </text:list-item>
      </text:list>
      <text:list xml:id="list393123408" text:style-name="WWNum5">
        <text:list-item>
          <text:p text:style-name="P102">Kernel</text:p>
        </text:list-item>
        <text:list-item>
          <text:p text:style-name="P102">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P14">COMMAND I R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1"></text:span> Appearance <text:span text:style-name="T1"></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1"></text:span> format a flash drive to fat32 so you can boot it <text:span text:style-name="T1"></text:span> point to iso then create. <text:s/>Make sure you disable Fast boot in power options for Non-mac PC’s. <text:span text:style-name="T1"></text:span> boot to it <text:span text:style-name="T1"></text:span> in install options configure install updates <text:span text:style-name="T1"></text:span> Select “Do Something Else” to get to partition options <text:span text:style-name="T1"></text:span> once in it and you are choosing to install ubuntu you should choose to partition the disk <text:span text:style-name="T1"></text:span> You should highlight your <text:soft-page-break/>NTFS partition and hit change which will shrink your main partition. <text:span text:style-name="T1"></text:span> With shrunk space configure swap space. <text:s/>Configure this for 5GB should be ok but on normal install 8GB to 16GB is normal. <text:span text:style-name="T1"></text:span> now create a new primary partition for operating system files and mount to root or /. <text:s/><text:span text:style-name="T1"></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49">“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50">“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50">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49">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49">TO INSTALL</text:p>
      <text:p text:style-name="P49">Package Manger for ubuntu is ( apt-get ) the next command is the action to be performed <text:s text:c="12"/>( install ). <text:s/>Full command &gt;apt-get install &lt;packageName&gt; for example bluefish which is text editor.</text:p>
      <text:p text:style-name="P49">TO UNINSTALL</text:p>
      <text:p text:style-name="P49">&gt;sudo apt-get uninstall bluefish</text:p>
      <text:p text:style-name="P49"/>
      <text:p text:style-name="P49">TO INSTALL BUT NOT SURE WHAT WE WANT</text:p>
      <text:p text:style-name="P49">&gt;sudo apt-cache search bluefish</text:p>
      <text:p text:style-name="P49"/>
      <text:p text:style-name="P49"/>
      <text:p text:style-name="P49">SEE IF SOMETHING IS INSTALLED</text:p>
      <text:p text:style-name="P49">&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49">&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49">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51">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P27">TO KILL AN IDE You should kill java</text:p>
      <text:p text:style-name="P27"><text:tab/>&gt;killall java -9</text:p>
      <text:p text:style-name="P28"><text:span text:style-name="T30"><text:tab/></text:span><text:span text:style-name="Strong_20_Emphasis">kill -9 </text:span>Meaning: The process will be killed by the kernel; this signal cannot be <text:tab/><text:tab/>ignored. 9 means KILL signal that is not catchable or ignorable</text:p>
      <text:p text:style-name="Standard_20__28_user_29_"><text:soft-page-break/></text:p>
      <text:p text:style-name="Standard_20__28_user_29_"><text:tab/>To Kill all processes by an application</text:p>
      <text:p text:style-name="Standard_20__28_user_29_"><text:tab/><text:tab/>&gt;killall processname (&gt;killall liri-browswer<text:span text:style-name="T29">) OR (&gt;killall java)</text:span></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173214734592326" text:continue-numbering="true" text:style-name="WWNum5">
        <text:list-item>
          <text:list>
            <text:list-item>
              <text:list>
                <text:list-item>
                  <text:list>
                    <text:list-item>
                      <text:p text:style-name="P69">Download elasticsearch “elasticsearch”</text:p>
                    </text:list-item>
                    <text:list-item>
                      <text:p text:style-name="P69">This will be used as an example of a service.</text:p>
                    </text:list-item>
                  </text:list>
                </text:list-item>
              </text:list>
            </text:list-item>
          </text:list>
        </text:list-item>
      </text:list>
      <text:p text:style-name="P49"/>
      <text:p text:style-name="P49">To start a service</text:p>
      <text:p text:style-name="Standard_20__28_user_29_"><text:tab/><text:tab/>&gt;sudo service elasticsearch start </text:p>
      <text:p text:style-name="P51">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52">Use find to locate it</text:p>
      <text:p text:style-name="P52">&gt;find /etc -type f -iname “elasticsearch*”</text:p>
      <text:p text:style-name="P52">&gt;sudo nano /etc/elasticsearch/elasticsearch.yml</text:p>
      <text:p text:style-name="P52">Find the location in the file where the ports are listed. <text:s/>Un-comment the port specification and change to 1150. <text:s/>Then save the file and exit</text:p>
      <text:p text:style-name="P52">We must now restart so elasticsearch uses the new port number.</text:p>
      <text:p text:style-name="P52">&gt;sudo service elasticsearch restart</text:p>
      <text:p text:style-name="P50">You can now check and see if it connects on localhost:1150. <text:s/>It does because with the service restarted it has updated the configuration file.</text:p>
      <text:p text:style-name="Standard_20__28_user_29_"><text:soft-page-break/>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2">15<text:tab/>14<text:tab/>*<text:tab/>*<text:tab/>*<text:tab/>ls &gt; /home/dan/lt/cronres.txt</text:span></text:p>
      <text:p text:style-name="Standard_20__28_user_29_"><text:tab/>15<text:span text:style-name="T3">th</text:span> Min, 14<text:span text:style-name="T3">th</text:span> hour, *=regardless of day (everyday). Run ls and outputs to directory.</text:p>
      <text:p text:style-name="Standard_20__28_user_29_"><text:tab/></text:p>
      <text:p text:style-name="P53">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text:soft-page-break/>!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text:soft-page-break/></text:p>
      <text:p text:style-name="Standard_20__28_user_29_">Chapter 21 <text:span text:style-name="T4">- 3:17:07</text:span> Introduction to GitHub, installation, and repository setup</text:p>
      <text:p text:style-name="P2"/>
      <text:p text:style-name="P3">Git is good for collaboration and handling “Merge Conflicts” which is when multiple people working <text:span text:style-name="T5">working on same line of code.</text:span></text:p>
      <text:p text:style-name="P3">First install git<text:tab/>&gt;sudo apt-get install git git-extras</text:p>
      <text:p text:style-name="P3">! - <text:span text:style-name="T5">Installing git-extra’s give us a little more control</text:span></text:p>
      <text:p text:style-name="P4">Initialize a git repository<text:tab/>&gt;mkdir name &amp;&amp; cd name<text:tab/>git init</text:p>
      <text:p text:style-name="P4"><text:span text:style-name="T6">G</text:span>o to browser and create a repository on github within your account.</text:p>
      <text:p text:style-name="P5">Go to github account and create a new repository.</text:p>
      <text:p text:style-name="P5">Copy the github repository and navigate back to your CLI and type &gt;git remote add origin URL.</text:p>
      <text:p text:style-name="P5"/>
      <text:p text:style-name="P5"><text:span text:style-name="T20">Chapter 22 - </text:span><text:a xlink:type="simple" xlink:href="https://www.youtube.com/watch?v=wBp0Rb-ZJak&amp;t=12186s" text:style-name="Internet_20_link" text:visited-style-name="Visited_20_Internet_20_Link">3:23:06</text:a> How to push/pull information from a repository</text:p>
      <text:p text:style-name="P5">Configure your account &gt;git config –-global user.name “username” &amp;&amp; git config –-global email.name emailaddress</text:p>
      <text:p text:style-name="P6"/>
      <text:p text:style-name="P6">NOW PULL YOUR REPOSITORY</text:p>
      <text:p text:style-name="P6">Do first pull <text:span text:style-name="T21">(local branches need to be aware of whats on your github repositories</text:span> &gt;git pull origin master</text:p>
      <text:p text:style-name="P6">Then set the upstream &gt; git branch –-set-upstream-to=origin/master</text:p>
      <text:p text:style-name="P54"/>
      <text:p text:style-name="P7">IF ISSUES</text:p>
      <text:p text:style-name="P7">Make sure git directory and all file below are ownership by std user Not ROOT. <text:s/>&gt;chown -R username GitParentHub</text:p>
      <text:p text:style-name="P7">Start SSH agent <text:span text:style-name="T21">if stopped</text:span></text:p>
      <text:p text:style-name="P8">&gt;ps -aux | grep ssh</text:p>
      <text:p text:style-name="P7">&gt;eval “$(ssh-agent)” &amp;&amp; <text:span text:style-name="T7">/</text:span><text:span text:style-name="T8">e</text:span><text:span text:style-name="T7">tc/init.d/ssh enable</text:span></text:p>
      <text:p text:style-name="P15"/>
      <text:p text:style-name="P16">USING GIT</text:p>
      <text:p text:style-name="P16">TO add files to &gt;git add files</text:p>
      <text:p text:style-name="P16">TO ADD ALL FILES &gt;git add -A</text:p>
      <text:p text:style-name="P16"><text:soft-page-break/>TO COMMIT &gt;git commit -m “this is first commit”</text:p>
      <text:p text:style-name="P17">IF you DEFINED A MASTER YOU CAN DO &gt;git push <text:tab/><text:tab/>OTHERWISE &gt;git push origin master</text:p>
      <text:p text:style-name="P17"/>
      <text:p text:style-name="P17"/>
      <text:p text:style-name="P17"/>
      <text:p text:style-name="P17"/>
      <text:p text:style-name="P9"><text:span text:style-name="T7">Chapter 23 - </text:span><text:a xlink:type="simple" xlink:href="https://www.youtube.com/watch?v=wBp0Rb-ZJak&amp;t=12553s" text:style-name="Internet_20_link" text:visited-style-name="Visited_20_Internet_20_Link"><text:span text:style-name="T7">3:29:13</text:span></text:a><text:span text:style-name="T7"> How to remove/ignore directories in our repository</text:span></text:p>
      <text:p text:style-name="P18">HOW TO REMO<text:span text:style-name="T24">VE G</text:span>IT DIRECTORIES &gt;git rm -r DirectoryName</text:p>
      <text:p text:style-name="P10"><text:span text:style-name="T7">This will remove the directory </text:span><text:span text:style-name="T9">recursively.</text:span></text:p>
      <text:p text:style-name="P11">Commit the change &gt;git commit -m “removal of directory xyz”.</text:p>
      <text:p text:style-name="P12">Push the change &gt;git push.</text:p>
      <text:p text:style-name="P13">IF FAILS AND DIRECTORY STILL THERE RETURN rm with -f for force removal(if directory being accessed and was unable to remove).</text:p>
      <text:p text:style-name="P12"/>
      <text:p text:style-name="P13">TO IGNORE A DIRECTORY WITH GIT &gt;git-ignore .DirectoryName/*</text:p>
      <text:p text:style-name="P13">This will create a file called “.gitignore” that will list the directory name you entered and git will specifically ignore it if you try to add or commit it. <text:s/><text:span text:style-name="T22">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19"/>
      <text:p text:style-name="P19">GIT REPLACE REMOTE DIRECTORY</text:p>
      <text:p text:style-name="P19">1. Navigate to repository on local pc</text:p>
      <text:p text:style-name="P19">2. To view current remote URL’s &gt;git remote -v</text:p>
      <text:p text:style-name="P19">3. To replace them with a new one &gt;git remote set-url origin <text:a xlink:type="simple" xlink:href="mailto:git@github.com" text:style-name="Internet_20_link" text:visited-style-name="Visited_20_Internet_20_Link">git@github.com</text:a>:emykazza/HealthyChoices.git</text:p>
      <text:p text:style-name="P19">4. To ensure it changed do &gt;git remote -v</text:p>
      <text:p text:style-name="P26">!!! - SET-URL = REPLACE A CURRENT REMOTE REPOSITORY</text:p>
      <text:p text:style-name="P26">!!! - &gt;git remote add origin <text:a xlink:type="simple" xlink:href="mailto:git@git" text:style-name="Internet_20_link" text:visited-style-name="Visited_20_Internet_20_Link">git@git</text:a>…. = WILL ADD ONE THAT YOU CREATED</text:p>
      <text:p text:style-name="P2"/>
      <text:p text:style-name="P2"><text:span text:style-name="T23">Chapter 24 - </text:span><text:a xlink:type="simple" xlink:href="https://www.youtube.com/watch?v=wBp0Rb-ZJak&amp;t=12865s" text:style-name="Internet_20_link" text:visited-style-name="Visited_20_Internet_20_Link">3:34:25</text:a> Resolving merge conflicts through terminal</text:p>
      <text:p text:style-name="P19"/>
      <text:p text:style-name="P19"><text:soft-page-break/>When two people are editing the same code at the same time this creates merge conflicts.</text:p>
      <text:p text:style-name="P21">Create 2 directories both pointing to the same repository. <text:s/>Create a file with info on 1 line on one and do a git pull for both local directories. <text:s/>Both will have the same file. <text:s/>Go to the 2<text:span text:style-name="T3">nd</text:span> directory and edit the same line and push the changes. <text:s/>You will notice that the 1<text:span text:style-name="T3">st</text:span> directory does not yet have the change and if you attempt to edit the same line and push the changes this will create a merge conflict. <text:s text:c="2"/></text:p>
      <text:p text:style-name="P22">User1 -pull directory</text:p>
      <text:p text:style-name="P22">User2 -pulls directory</text:p>
      <text:p text:style-name="P22">User 1-makes change to line 2</text:p>
      <text:p text:style-name="P22">User1 -pushes changes</text:p>
      <text:p text:style-name="P22">User2 –makes change to line 2</text:p>
      <text:p text:style-name="P22">user2 -Attempts to push changes but Error occurs because user1 already pushed changes to the same directory.</text:p>
      <text:p text:style-name="P22">User2 -Will get a notification to fetch first &gt;git fetch origin master <text:span text:style-name="T27">&amp;&amp; &gt;git pull origin master. <text:s/>Both of these would comment at the fact that there are merge conflicts and that you should resolve the conflicts before commiting the change.</text:span></text:p>
      <text:p text:style-name="P23">User2 -will edit the file which will present an interface where the &lt;&lt;&lt;&lt;&lt;head (first part will be what he added and the 2ND line will give you what the other user had.</text:p>
      <text:p text:style-name="P23">User2 -Will alter the file so that the appropriate changes are made</text:p>
      <text:p text:style-name="P23"><text:tab/>making both on the same file</text:p>
      <text:p text:style-name="P23">1. copies what the server has (bottom part)</text:p>
      <text:p text:style-name="P23">2. deletes the &lt;&lt;&lt; and &gt;&gt;&gt;</text:p>
      <text:p text:style-name="P23">3. keeps his changes in there too</text:p>
      <text:p text:style-name="P23">User2 –Will <text:span text:style-name="T28">Add, C</text:span>ommit, <text:span text:style-name="T28">and P</text:span>ush <text:span text:style-name="T28">file </text:span>to server.</text:p>
      <text:p text:style-name="P21"/>
      <text:p text:style-name="P21">! - Typically throughout the day you should &gt;git <text:span text:style-name="T26">pull master </text:span>to ensure everything is up to date.</text:p>
      <text:p text:style-name="P19"/>
      <text:p text:style-name="P19"><text:span text:style-name="T25">Chapter 25 - </text:span><text:a xlink:type="simple" xlink:href="https://www.youtube.com/watch?v=wBp0Rb-ZJak&amp;t=13302s" text:style-name="Internet_20_link" text:visited-style-name="Visited_20_Internet_20_Link">3:41:42</text:a> How to setup and manage branches</text:p>
      <text:p text:style-name="P24">VERSION CONTROL Pycharm - You can manage version control inside IDE’s like Pycharm. <text:s/>When you modify a file, on the bottom you will see (“2 Files”) under the explorer window. </text:p>
      <text:p text:style-name="P24"><text:soft-page-break/><text:tab/>When your done modifying the change and you want to commit the changes, <text:tab/>you must (RIGHT Click) on the file and hit (Commit Changes) and add <text:tab/>comments. <text:s/>YOU CAN ALSO, push with the commit. <text:s/></text:p>
      <text:p text:style-name="P24"><text:tab/>IN SHORT, IDE’s like Jetbrain’s Pycharm are built into git and allow you to <text:tab/>commit and push changes all within the IDE.</text:p>
      <text:p text:style-name="P24"><text:tab/><text:span text:style-name="T31">Enable version control to get different versions you modified vs the original <text:tab/>goto “view” “tool windows” “version control.</text:span></text:p>
      <text:p text:style-name="P24"><text:tab/><text:span text:style-name="T31">You can also create a new branch which will be a new version of the original <text:tab/>code bottom right hand corner under “git:master” create new branch calling <text:tab/>it v0.1. <text:s/>Now make the edits to your code. <text:s/>&gt;git add -A. git commit -m “new <text:tab/>branch”. <text:s/>&gt;git push origin v0.1. <text:s text:c="2"/>v0.1=name of new branch you added in <text:tab/>pycharm.</text:span></text:p>
      <text:p text:style-name="P24"><text:tab/><text:span text:style-name="T32">Now when you refresh on git you should see the new version.</text:span></text:p>
      <text:p text:style-name="P25"><text:tab/></text:p>
      <text:p text:style-name="P42">To merge merge the new branch with the master then commit and push.</text:p>
      <text:p text:style-name="P24"><text:tab/><text:tab/><text:span text:style-name="T34">After, you can delete the new branch. <text:s/>Navigate to branch where <text:tab/><text:tab/>master is and &gt;git branch -d &lt;branch name&gt;</text:span></text:p>
      <text:p text:style-name="P24"><text:tab/><text:tab/><text:span text:style-name="T34">After, go to pycharm and delete the new branch you created.</text:span></text:p>
      <text:p text:style-name="P24"><text:tab/></text:p>
      <text:p text:style-name="P29"><text:span text:style-name="T33">Chapter 26 - </text:span><text:a xlink:type="simple" xlink:href="https://www.youtube.com/watch?v=wBp0Rb-ZJak&amp;t=13777s" text:style-name="Internet_20_link" text:visited-style-name="Visited_20_Internet_20_Link">3:49:37</text:a> Meteor installation &amp; setup</text:p>
      <text:p text:style-name="P30"/>
      <text:p text:style-name="P30">Download Meteor</text:p>
      <text:p text:style-name="P31"><text:span text:style-name="T35"><text:tab/>Meteor is an IDE for Javascript and web dev &gt;</text:span><text:span text:style-name="Source_20_Text">curl <text:tab/>https://install.meteor.com/ | sh</text:span></text:p>
      <text:p text:style-name="P30"><text:tab/>This will download the installer and run the shell to install it.</text:p>
      <text:p text:style-name="P32">Navigate to a Projects directory</text:p>
      <text:p text:style-name="P32"><text:tab/>&gt;metor create todo</text:p>
      <text:p text:style-name="P32"><text:tab/>&gt;cd todo</text:p>
      <text:p text:style-name="P32"><text:tab/>You will see meteor created 3 webpage files to get you starts .html, .css, .js.</text:p>
      <text:p text:style-name="P32"><text:tab/>&gt;meteor<text:tab/>(this will launch meteor on port 3000)</text:p>
      <text:p text:style-name="P32"><text:tab/>you can also launch packages into meteor </text:p>
      <text:p text:style-name="P32"><text:tab/>&gt;meteor add &lt;package name&gt; (twbs:bootstrap)=twitter bootstrap</text:p>
      <text:p text:style-name="P32"><text:tab/><text:tab/>Browse packages by visiting <text:a xlink:type="simple" xlink:href="http://atmospherejs.com/" text:style-name="Internet_20_link" text:visited-style-name="Visited_20_Internet_20_Link">http://atmospherejs.com</text:a> for packages.</text:p>
      <text:p text:style-name="P30"><text:tab/><text:span text:style-name="T36">These packages are in a hidden directory in the project “todo” called .meteor</text:span></text:p>
      <text:p text:style-name="P30"><text:soft-page-break/></text:p>
      <text:p text:style-name="P32">You will edit your meteor page by editing the html css and js files.</text:p>
      <text:p text:style-name="P33">There are more tutorials on meteor.</text:p>
      <text:p text:style-name="P33"/>
      <text:p text:style-name="P34">Meteor is a platform for building node.js apps and uses a front end react js to interface with it. <text:s/></text:p>
      <text:p text:style-name="P34"/>
      <text:p text:style-name="P36"><text:span text:style-name="T37">Chapter 27 - </text:span><text:a xlink:type="simple" xlink:href="https://www.youtube.com/watch?v=wBp0Rb-ZJak&amp;t=14132s" text:style-name="Internet_20_link" text:visited-style-name="Visited_20_Internet_20_Link">3:55:32</text:a> Meteor project setup</text:p>
      <text:p text:style-name="P35">go to your meteor project folder and open it in webstorm.</text:p>
      <text:p text:style-name="P35"/>
      <text:p text:style-name="P37">Within webstorm and your project directory you should have</text:p>
      <text:p text:style-name="P37">* - Client = everything available to client like templates <text:span text:style-name="T57">(everything that will be run on the client side.</text:span></text:p>
      <text:p text:style-name="P37"><text:tab/>* - Components = Where storage of React components</text:p>
      <text:p text:style-name="P37">* - Lib = <text:span text:style-name="T57">files shared across client and server.</text:span></text:p>
      <text:p text:style-name="P37"><text:tab/>* - New file “Router.jsx” = Define route for flow router.</text:p>
      <text:p text:style-name="P37"><text:tab/>But first add packages to the project. 1. open terminal 2. &gt;meteor add react <text:tab/>kadira:react-layout kadira:flow-router</text:p>
      <text:p text:style-name="P37">* - Server <text:span text:style-name="T57">= things only run on server like methods, meteor.publish() functions.</text:span></text:p>
      <text:p text:style-name="P37">*- <text:span text:style-name="T57">Public = images and lexicons that will be served to client.</text:span></text:p>
      <text:p text:style-name="P38"/>
      <text:p text:style-name="P38">If issues with jetbrains IDE and java install oracle-java8-installer<text:tab/></text:p>
      <text:p text:style-name="P24"/>
      <text:p text:style-name="P39"><text:span text:style-name="T38">Chapter 28 - </text:span><text:a xlink:type="simple" xlink:href="https://www.youtube.com/watch?v=wBp0Rb-ZJak&amp;t=14466s" text:style-name="Internet_20_link" text:visited-style-name="Visited_20_Internet_20_Link">4:01:06</text:a> Router setup with React components</text:p>
      <text:p text:style-name="P39"><text:tab/><text:span text:style-name="T38">We will start making some routes. <text:s/>First thing is to setup the router to route </text:span></text:p>
      <text:p text:style-name="P39"><text:tab/><text:span text:style-name="T38">to different files. <text:s/></text:span></text:p>
      <text:p text:style-name="P38">Within router.jsx</text:p>
      <text:p text:style-name="P38"><text:tab/>FlowRouter.route(“/”, {</text:p>
      <text:p text:style-name="P38"><text:tab/><text:tab/>name: “Home”, </text:p>
      <text:p text:style-name="P38"><text:tab/><text:tab/>action: (params) {</text:p>
      <text:p text:style-name="P38"><text:tab/> <text:tab/><text:tab/>RenderView(&lt;Home /&gt;); </text:p>
      <text:p text:style-name="P38"><text:soft-page-break/><text:tab/>});</text:p>
      <text:p text:style-name="P38"><text:tab/>Home is the react component. Renderview is a function and we pass it a react component called Home. </text:p>
      <text:p text:style-name="P20"/>
      <text:p text:style-name="P38"><text:tab/>function renderView(component) {</text:p>
      <text:p text:style-name="P38"><text:tab/><text:span text:style-name="T40">ReactLayout.render(MainLayout, <text:s/>{</text:span></text:p>
      <text:p text:style-name="P40"><text:tab/><text:tab/>//passing in a few parameters</text:p>
      <text:p text:style-name="P41"><text:tab/><text:tab/><text:tab/>header: <text:span text:style-name="T39">&lt;Header /&gt;,</text:span></text:p>
      <text:p text:style-name="P41"><text:tab/><text:tab/><text:tab/><text:span text:style-name="T39">content: component,</text:span></text:p>
      <text:p text:style-name="P41"><text:tab/><text:tab/><text:tab/><text:span text:style-name="T39">footer: &lt;Footer /&gt;</text:span> </text:p>
      <text:p text:style-name="P41"><text:tab/><text:tab/>//<text:span text:style-name="T39">this bit of code in red renders a header content and footer.</text:span></text:p>
      <text:p text:style-name="P38"><text:tab/><text:tab/>}</text:p>
      <text:p text:style-name="P38"><text:tab/>}</text:p>
      <text:p text:style-name="P43"/>
      <text:p text:style-name="P43"/>
      <text:p text:style-name="P44">We now need to create a new React Class within Components. <text:s/>A file called “MainLayout.jsx” within the “component” directory.</text:p>
      <text:p text:style-name="P56">//This will be how we start to create react components</text:p>
      <text:p text:style-name="P61"><text:span text:style-name="T42">MainLayout </text:span><text:span text:style-name="T44">= </text:span>React<text:span text:style-name="T44">.</text:span>createClass<text:span text:style-name="T44">({</text:span></text:p>
      <text:p text:style-name="P62"><text:span text:style-name="T44"><text:s text:c="4"/></text:span><text:span text:style-name="T49">//All we really need here is the render function</text:span></text:p>
      <text:p text:style-name="P62"><text:span text:style-name="T48"><text:s text:c="4"/></text:span><text:span text:style-name="T50">render</text:span><text:span text:style-name="T45">(){</text:span></text:p>
      <text:p text:style-name="P62"><text:span text:style-name="T44"><text:s text:c="10"/></text:span><text:span text:style-name="T51">console</text:span><text:span text:style-name="T45">.</text:span><text:span text:style-name="T50">log</text:span><text:span text:style-name="T45">(</text:span><text:span text:style-name="T52">this</text:span><text:span text:style-name="T45">.</text:span><text:span text:style-name="T51">props</text:span><text:span text:style-name="T45">.</text:span><text:span text:style-name="T51">logThis</text:span><text:span text:style-name="T45">);</text:span></text:p>
      <text:p text:style-name="P62"><text:span text:style-name="T44"><text:s text:c="8"/></text:span><text:span text:style-name="T53">return </text:span><text:span text:style-name="T45">(</text:span></text:p>
      <text:p text:style-name="P62"><text:span text:style-name="T44"><text:s text:c="12"/></text:span><text:span text:style-name="T49">//This is a bit odd but, this is how its done.</text:span></text:p>
      <text:p text:style-name="P60"><text:s text:c="12"/><text:span text:style-name="T47">//Here we can put html and it will render what we put in this case html</text:span></text:p>
      <text:p text:style-name="P60"><text:s text:c="12"/><text:span text:style-name="T47">//we have to wrap all elements into a parent container.(we cant have two div tags here's (or Two Siblings)</text:span></text:p>
      <text:p text:style-name="P60"><text:s text:c="12"/><text:span text:style-name="T47">//here will will reference the props from the router.jsx or (part with Header content footer)</text:span></text:p>
      <text:p text:style-name="P60"><text:s text:c="12"/><text:span text:style-name="T47">//Added LogThis string Prop to router.jsx</text:span></text:p>
      <text:p text:style-name="P60"><text:s text:c="12"/><text:span text:style-name="T47">//we can can now access this by this document object or (this.props.LogThis)</text:span></text:p>
      <text:p text:style-name="P62"><text:span text:style-name="T48"><text:s text:c="12"/></text:span><text:span text:style-name="T45">&lt;</text:span><text:span text:style-name="T54">div</text:span><text:span text:style-name="T45">&gt;</text:span></text:p>
      <text:p text:style-name="P62"><text:span text:style-name="T44"><text:s text:c="16"/></text:span><text:span text:style-name="T46">Test</text:span></text:p>
      <text:p text:style-name="P62"><text:s text:c="12"/><text:span text:style-name="T45">&lt;/</text:span><text:span text:style-name="T54">div</text:span><text:span text:style-name="T45">&gt;</text:span></text:p>
      <text:p text:style-name="P63"><text:s text:c="8"/><text:span text:style-name="T46">)</text:span></text:p>
      <text:p text:style-name="P63"><text:s text:c="4"/><text:span text:style-name="T46">}</text:span></text:p>
      <text:p text:style-name="P65">});</text:p>
      <text:p text:style-name="P45">We still have a little more to do</text:p>
      <text:p text:style-name="P45">Create a file in components called header.jsx</text:p>
      <text:p text:style-name="P57">//The following would be the header component</text:p>
      <text:p text:style-name="P61"><text:span text:style-name="T42">header </text:span><text:span text:style-name="T44">= </text:span>React<text:span text:style-name="T44">.</text:span>createClass<text:span text:style-name="T44">({</text:span></text:p>
      <text:p text:style-name="P62"><text:span text:style-name="T44"><text:s text:c="4"/></text:span><text:span text:style-name="T50">render</text:span><text:span text:style-name="T45">(){</text:span></text:p>
      <text:p text:style-name="P62"><text:soft-page-break/><text:span text:style-name="T44"><text:s text:c="8"/></text:span><text:span text:style-name="T53">return </text:span><text:span text:style-name="T45">(</text:span></text:p>
      <text:p text:style-name="P62"><text:span text:style-name="T44"><text:s text:c="12"/></text:span><text:span text:style-name="T49">//Here we will render a bit of bootstrap</text:span></text:p>
      <text:p text:style-name="P60"><text:s text:c="12"/><text:span text:style-name="T47">//you cant just use class because class is used in javascript you need to do "classname=""</text:span></text:p>
      <text:p text:style-name="P62"><text:span text:style-name="T48"><text:s text:c="12"/></text:span><text:span text:style-name="T45">&lt;</text:span><text:span text:style-name="T54">div</text:span><text:span text:style-name="T45">&gt;</text:span></text:p>
      <text:p text:style-name="P62"><text:span text:style-name="T44"><text:s text:c="16"/></text:span><text:span text:style-name="T45">&lt;</text:span><text:span text:style-name="T54">div </text:span><text:span text:style-name="T43">className</text:span><text:span text:style-name="T55">="navbar navbar-default"</text:span><text:span text:style-name="T45">&gt;</text:span></text:p>
      <text:p text:style-name="P62"><text:span text:style-name="T44"><text:s text:c="20"/></text:span><text:span text:style-name="T45">&lt;</text:span><text:span text:style-name="T54">div </text:span><text:span text:style-name="T43">className</text:span><text:span text:style-name="T55">="container"</text:span><text:span text:style-name="T45">&gt;</text:span></text:p>
      <text:p text:style-name="P62"><text:span text:style-name="T44"><text:s text:c="24"/></text:span><text:span text:style-name="T45">&lt;</text:span><text:span text:style-name="T54">a </text:span><text:span text:style-name="T43">className</text:span><text:span text:style-name="T55">="navbar-brand"</text:span><text:span text:style-name="T45">&gt;</text:span><text:span text:style-name="T46">My Site Name</text:span><text:span text:style-name="T45">&lt;/</text:span><text:span text:style-name="T54">a</text:span><text:span text:style-name="T45">&gt;</text:span></text:p>
      <text:p text:style-name="P62"><text:span text:style-name="T44"><text:s text:c="20"/></text:span><text:span text:style-name="T45">&lt;/</text:span><text:span text:style-name="T54">div</text:span><text:span text:style-name="T45">&gt;</text:span></text:p>
      <text:p text:style-name="P62"><text:span text:style-name="T44"><text:s text:c="15"/></text:span><text:span text:style-name="T45">&lt;/</text:span><text:span text:style-name="T54">div</text:span><text:span text:style-name="T45">&gt;</text:span></text:p>
      <text:p text:style-name="P62"><text:span text:style-name="T44"><text:s text:c="12"/></text:span><text:span text:style-name="T45">&lt;/</text:span><text:span text:style-name="T54">div</text:span><text:span text:style-name="T45">&gt;</text:span></text:p>
      <text:p text:style-name="P63"><text:s text:c="8"/><text:span text:style-name="T46">)</text:span></text:p>
      <text:p text:style-name="P63"><text:s text:c="4"/><text:span text:style-name="T46">)</text:span></text:p>
      <text:p text:style-name="P64">});</text:p>
      <text:p text:style-name="P66">//The Header would now be created</text:p>
      <text:p text:style-name="P46">We will now create the footer component.</text:p>
      <text:p text:style-name="P46">Footer.jsx</text:p>
      <text:p text:style-name="P46">This will just return a div</text:p>
      <text:p text:style-name="P58">//The following is the footer component</text:p>
      <text:p text:style-name="P61"><text:span text:style-name="T42">Footer </text:span><text:span text:style-name="T44">= </text:span>React<text:span text:style-name="T44">.</text:span>createClass<text:span text:style-name="T44">({</text:span></text:p>
      <text:p text:style-name="P62"><text:span text:style-name="T44"><text:s text:c="4"/></text:span><text:span text:style-name="T49">//Opening render function</text:span></text:p>
      <text:p text:style-name="P62"><text:span text:style-name="T48"><text:s text:c="4"/></text:span><text:span text:style-name="T50">render</text:span><text:span text:style-name="T45">(){</text:span></text:p>
      <text:p text:style-name="P62"><text:span text:style-name="T44"><text:s text:c="8"/></text:span><text:span text:style-name="T53">return </text:span><text:span text:style-name="T45">(</text:span></text:p>
      <text:p text:style-name="P62"><text:span text:style-name="T44"><text:s text:c="12"/></text:span><text:span text:style-name="T45">&lt;</text:span><text:span text:style-name="T54">div</text:span><text:span text:style-name="T45">&gt;</text:span></text:p>
      <text:p text:style-name="P62"><text:span text:style-name="T44"><text:s text:c="12"/></text:span><text:span text:style-name="T45">&lt;/</text:span><text:span text:style-name="T54">div</text:span><text:span text:style-name="T45">&gt;</text:span></text:p>
      <text:p text:style-name="P63"><text:s text:c="8"/><text:span text:style-name="T46">)</text:span></text:p>
      <text:p text:style-name="P63"><text:s text:c="4"/><text:span text:style-name="T46">}</text:span></text:p>
      <text:p text:style-name="P64">});</text:p>
      <text:p text:style-name="P66">//This completes the footer And, now we need to create the Home Component.</text:p>
      <text:p text:style-name="P46">We now need to create the Home Component.</text:p>
      <text:p text:style-name="P46">This is because we referenced home in &lt;Home /&gt; from the router.jsx file.</text:p>
      <text:p text:style-name="P47">We need this as we are passing in the &lt;Home /&gt; <text:span text:style-name="T56">for the </text:span><text:s/>“component” <text:span text:style-name="T56">parameter</text:span> in our router.jsx file here <text:span text:style-name="T56">&gt;</text:span><text:span text:style-name="T41">content: component,</text:span></text:p>
      <text:p text:style-name="P48">1. Create a new directory Under Components called “Home”</text:p>
      <text:p text:style-name="P48">2. In that directory create a file called “Home.jsx”.</text:p>
      <text:p text:style-name="P48"/>
      <text:p text:style-name="P59">//The following is the home component referenced in the router.jsx file</text:p>
      <text:p text:style-name="P61"><text:span text:style-name="T42">Home </text:span><text:span text:style-name="T44">= </text:span>React<text:span text:style-name="T44">.</text:span>createClass<text:span text:style-name="T44">({</text:span></text:p>
      <text:p text:style-name="P62"><text:span text:style-name="T44"><text:s text:c="3"/></text:span><text:span text:style-name="T50">render</text:span><text:span text:style-name="T45">(){</text:span></text:p>
      <text:p text:style-name="P62"><text:span text:style-name="T44"><text:s text:c="7"/></text:span><text:span text:style-name="T49">//we will now just render a header</text:span></text:p>
      <text:p text:style-name="P62"><text:span text:style-name="T48"><text:s text:c="7"/></text:span><text:span text:style-name="T53">return </text:span><text:span text:style-name="T45">(</text:span></text:p>
      <text:p text:style-name="P62"><text:span text:style-name="T44"><text:s text:c="11"/></text:span><text:span text:style-name="T45">&lt;</text:span><text:span text:style-name="T54">h1</text:span><text:span text:style-name="T45">&gt;</text:span></text:p>
      <text:p text:style-name="P62"><text:span text:style-name="T44"><text:s text:c="15"/></text:span><text:span text:style-name="T46">Hello World</text:span></text:p>
      <text:p text:style-name="P62"><text:s text:c="11"/><text:span text:style-name="T45">&lt;/</text:span><text:span text:style-name="T54">h1</text:span><text:span text:style-name="T45">&gt;</text:span></text:p>
      <text:p text:style-name="P63"><text:s text:c="7"/><text:span text:style-name="T46">)</text:span></text:p>
      <text:p text:style-name="P63"><text:s text:c="3"/><text:span text:style-name="T46">}</text:span></text:p>
      <text:p text:style-name="P65">});</text:p>
      <text:p text:style-name="P48"><text:soft-page-break/>Now start Meteor and try to access localhost:3000.</text:p>
      <text:p text:style-name="P48"/>
      <text:p text:style-name="P70">Class is missing info about getting meteor to work with your own project</text:p>
      <text:p text:style-name="P70"/>
      <text:p text:style-name="P95">! - <text:span text:style-name="T58">Outdated information and meteor would not work correctly with code given</text:span></text:p>
      <text:p text:style-name="P71">@4:10:20<text:tab/></text:p>
      <text:p text:style-name="P71"/>
      <text:p text:style-name="P71"><text:span text:style-name="T64">Chapter 29 - </text:span><text:a xlink:type="simple" xlink:href="https://www.youtube.com/watch?v=wBp0Rb-ZJak&amp;t=15211s" text:style-name="Internet_20_link" text:visited-style-name="Visited_20_Internet_20_Link">4:13:31</text:a> Getting into the programming</text:p>
      <text:p text:style-name="P72">This is more on meteor but it is outdated and I couldn’t get it to work</text:p>
      <text:p text:style-name="P72"><text:span text:style-name="T64">Chapter 30 - </text:span><text:a xlink:type="simple" xlink:href="https://www.youtube.com/watch?v=wBp0Rb-ZJak&amp;t=16006s" text:style-name="Internet_20_link" text:visited-style-name="Visited_20_Internet_20_Link">4:26:46</text:a> Rendering our blog posts</text:p>
      <text:p text:style-name="P72">A continuation of meteor </text:p>
      <text:p text:style-name="P72"><text:span text:style-name="T64">Chapter 31 - </text:span><text:a xlink:type="simple" xlink:href="https://www.youtube.com/watch?v=wBp0Rb-ZJak&amp;t=16926s" text:style-name="Internet_20_link" text:visited-style-name="Visited_20_Internet_20_Link">4:42:06</text:a> Apache 2, PHP 5, and MySQL setup</text:p>
      <text:p text:style-name="P72"/>
      <text:p text:style-name="P72">Basics on how to install apache2. <text:s/>Comparing between MySQL and PHP and get a basic LAMP setup</text:p>
      <text:p text:style-name="P72">Open terminal→&gt;sudo<text:span text:style-name="T59"> apt-get install apache2 php5 mysql-server php5-common -y<text:tab/></text:span></text:p>
      <text:p text:style-name="P96">! - I installed due to older version (apache2 php7.2 mysql-server php7.2common</text:p>
      <text:p text:style-name="P72"><text:s/><text:span text:style-name="T60">Apache = allows you to host web servers.</text:span></text:p>
      <text:p text:style-name="P73">MySQL = Most commonly used with PHP</text:p>
      <text:p text:style-name="P67">At the command prompt, run the following command to launch the <text:span text:style-name="Source_20_Text">mysql</text:span> shell and enter it as the root user:</text:p>
      <text:p text:style-name="P103"><text:span text:style-name="Source_20_Text">/usr/bin/mysql -u root -p</text:span></text:p>
      <text:p text:style-name="P74">Start the service &gt;sudo systemctl start apache2</text:p>
      <text:p text:style-name="P74">The files are served from &gt;/var/www/html</text:p>
      <text:p text:style-name="P75">CHANGE 1</text:p>
      <text:p text:style-name="P74">You will see index.html’s ownership is by root user and to manipulate this area you will need to sudo all the time which is not good <text:span text:style-name="T61">and a vulnerability</text:span>. Instead change the ownership of /<text:span text:style-name="T7">var/www/ </text:span><text:span text:style-name="T10">to that of the user or group who will be doing the modifying &gt;sudo chown -R web-admin:web-admin /var/www.</text:span></text:p>
      <text:p text:style-name="P75"><text:span text:style-name="T7">CHANGE 2</text:span></text:p>
      <text:p text:style-name="P75"><text:span text:style-name="T7">We now need to make a change in the apache2 config files (apache2.conf and envvars)</text:span></text:p>
      <text:p text:style-name="P75"><text:soft-page-break/><text:span text:style-name="T7">&gt;cd /etc/apache2</text:span></text:p>
      <text:p text:style-name="P75"><text:span text:style-name="T7">&gt;sudo nano envvars</text:span></text:p>
      <text:p text:style-name="P75"><text:span text:style-name="T7"><text:tab/>Go down and change the run user to our user</text:span></text:p>
      <text:p text:style-name="P72"><text:tab/><text:span text:style-name="T62">Save and exit</text:span></text:p>
      <text:p text:style-name="P76"><text:span text:style-name="T63">Restart because any changes you make won’t take affect until you restart it</text:span>&gt;sudo systemctl restart apache2</text:p>
      <text:p text:style-name="P77">Now with the ownership changes you will have permission to modify the file. <text:s/>For us we will delete the file &gt;rm index.html</text:p>
      <text:p text:style-name="P77">We will now create a new file “index.php” &gt;nano index.php</text:p>
      <text:p text:style-name="P77">&lt;?php</text:p>
      <text:p text:style-name="P77">echo “hello world”;</text:p>
      <text:p text:style-name="P77">?&gt;</text:p>
      <text:p text:style-name="P77">Save it and try the page.</text:p>
      <text:p text:style-name="P78">IF IT fails to load and gives you a blank page you must install the following </text:p>
      <text:p text:style-name="P78">&gt;sudo apt install php libapache2-mod-php</text:p>
      <text:p text:style-name="P78">Then Restart apache &gt;sudo service apache2 restarted &amp;&amp; retry the page.</text:p>
      <text:p text:style-name="P78"/>
      <text:p text:style-name="P78">Chapter 32 - <text:a xlink:type="simple" xlink:href="https://www.youtube.com/watch?v=wBp0Rb-ZJak&amp;t=17474s" text:style-name="Internet_20_link" text:visited-style-name="Visited_20_Internet_20_Link">4:51:14</text:a> Linux hosts file explained</text:p>
      <text:p text:style-name="P79"><text:span text:style-name="T11">/etc/hosts</text:span></text:p>
      <text:p text:style-name="P80"><text:span text:style-name="T7">We will add an entry for our meteor application which we will be setting up</text:span></text:p>
      <text:p text:style-name="P80"><text:span text:style-name="T7">127.0.0.1<text:tab/>app.localhost</text:span></text:p>
      <text:p text:style-name="P81">We will also create a subdomain of local host</text:p>
      <text:p text:style-name="P81">127.0.0.1<text:tab/>subdomain.localhost</text:p>
      <text:p text:style-name="P81"/>
      <text:p text:style-name="P81">Chapter 33 - <text:a xlink:type="simple" xlink:href="https://www.youtube.com/watch?v=wBp0Rb-ZJak&amp;t=17680s" text:style-name="Internet_20_link" text:visited-style-name="Visited_20_Internet_20_Link">4:54:40</text:a> Deploying our Meteor app to an Apache 2 server</text:p>
      <text:p text:style-name="P82">1. <text:s/>Navigate to our meteor projects directory</text:p>
      <text:p text:style-name="P83">2. <text:s/>From the root of your projects directory where “client” is and such</text:p>
      <text:p text:style-name="P83"><text:tab/>Run &gt;meteor build ../&lt;ProjectDirectoryName&gt;-app</text:p>
      <text:p text:style-name="P83">This could take a while as it’s compiling the project into its final form.</text:p>
      <text:p text:style-name="P83">3. <text:s/>When done, you should now see we have a new directory. <text:s/><text:span text:style-name="T65">Go to this directory</text:span></text:p>
      <text:p text:style-name="P84">and copy the tar.gz file to our <text:span text:style-name="T7">/var/www/html directory</text:span></text:p>
      <text:p text:style-name="P84"><text:soft-page-break/><text:span text:style-name="T7">&gt;cp meteor_projects-app.tar.gz /var/www/html</text:span></text:p>
      <text:p text:style-name="P84"><text:span text:style-name="T7">&gt;cd /var/www/html</text:span></text:p>
      <text:p text:style-name="P84"><text:span text:style-name="T7">&gt;tar -xvf <text:s/>meteor_projects-app.tar.gz<text:tab/></text:span></text:p>
      <text:p text:style-name="P84"><text:span text:style-name="T7">-</text:span><text:span text:style-name="T12">x extract files, -v verbose the command, -f list full file names and extensions.</text:span></text:p>
      <text:p text:style-name="P84"><text:span text:style-name="T12">-z would specify to extract a GZIP file If exists .</text:span><text:span text:style-name="T13">gz extension.</text:span></text:p>
      <text:p text:style-name="P84"><text:span text:style-name="T13"><text:tab/>When .tar = xvf</text:span></text:p>
      <text:p text:style-name="P84"><text:span text:style-name="T13"><text:tab/>When .tar.gz = xvfz</text:span></text:p>
      <text:p text:style-name="P85"><text:span text:style-name="T13"/></text:p>
      <text:p text:style-name="P85"><text:span text:style-name="T7">4. <text:s/></text:span><text:span text:style-name="T13">W</text:span><text:span text:style-name="T7">e are left with a directory called “bundle”. <text:s/>Navigate to it.</text:span></text:p>
      <text:p text:style-name="P85"><text:span text:style-name="T7">5. <text:s/>We need nodejs 10.29 or higher. <text:s/>We should now install node.js.</text:span></text:p>
      <text:p text:style-name="P85"><text:span text:style-name="T7"><text:tab/></text:span><text:span text:style-name="T14">Go to ubuntuupdates.org and PPA and navigate to “nodejs v012” download <text:tab/>latest PPA.</text:span></text:p>
      <text:p text:style-name="P86"><text:span text:style-name="T7">6. <text:s/>Install via software GUI and once done close it</text:span></text:p>
      <text:p text:style-name="P86"><text:span text:style-name="T7">7. <text:s/>Notice the root of bundle directory has “main.js” this will be important here soon. <text:s/>But first navigate into ./programs/server. <text:s/>Now &gt;sudo npm install</text:span></text:p>
      <text:p text:style-name="P87"><text:span text:style-name="T7">IF Fails Install npm &gt;sudo apt install npm &amp;&amp; npm install</text:span></text:p>
      <text:p text:style-name="P87"><text:span text:style-name="T7">npm install will install node.js fibers for our meteor application. <text:s/>NPM is the package manager for the node.js framwork. <text:s/></text:span></text:p>
      <text:p text:style-name="P86"><text:span text:style-name="T7">8. <text:s/>After NPM installed,</text:span></text:p>
      <text:p text:style-name="P86"><text:span text:style-name="T7"/></text:p>
      <text:p text:style-name="P89"><text:span text:style-name="T7">IF you see errors Installing NPM then you should do the following</text:span></text:p>
      <text:p text:style-name="P89"><text:span text:style-name="T7">1. update to latest node.js (ordinarily this should include latest npm as well)</text:span></text:p>
      <text:p text:style-name="P89"><text:span text:style-name="T7">2. &gt;nodejs --version &amp;&amp; npm --version (to see what version your on and on when you upgrade.</text:span></text:p>
      <text:p text:style-name="P89"><text:span text:style-name="T7">3. download latest fibers version (search fibers online and download from git)</text:span></text:p>
      <text:p text:style-name="P89"><text:span text:style-name="T7"><text:tab/>navigate to &gt;node-fibers folder and &gt;sudo npm install</text:span></text:p>
      <text:p text:style-name="P90"><text:span text:style-name="T7">! - Our Meteor application needs nodejs fibers.</text:span></text:p>
      <text:p text:style-name="P91"><text:span text:style-name="T18">4. Notice the </text:span><text:a xlink:type="simple" xlink:href="mailto:fibers@VersionNumber" text:style-name="Internet_20_link" text:visited-style-name="Visited_20_Internet_20_Link"><text:span text:style-name="T18">fibers@VersionNumber</text:span></text:a><text:span text:style-name="T18"> this should change to a later version is the install results. <text:s/></text:span><text:span text:style-name="T19">Try to &gt;sudo npm install -g </text:span><text:a xlink:type="simple" xlink:href="mailto:npm@latest" text:style-name="Internet_20_link" text:visited-style-name="Visited_20_Internet_20_Link"><text:span text:style-name="T19">npm@latest</text:span></text:a><text:span text:style-name="T19"> then &gt;npm --version</text:span></text:p>
      <text:p text:style-name="P90"><text:span text:style-name="T7">5. go to programs/server and &gt;sudo npm installation</text:span></text:p>
      <text:p text:style-name="P90"><text:soft-page-break/><text:span text:style-name="T7">if still fails then try to remove the following</text:span></text:p>
      <text:p text:style-name="P90"><text:span text:style-name="T7"><text:tab/>sudo rm -rf /usr/local/bin/npm </text:span></text:p>
      <text:p text:style-name="P90"><text:span text:style-name="T7"><text:tab/>sudo rm -rf /usr/local/bin/npx</text:span></text:p>
      <text:p text:style-name="P90"><text:span text:style-name="T7"><text:tab/>sudo rm -rf /usr/lib/node_modules/</text:span></text:p>
      <text:p text:style-name="P90"><text:span text:style-name="T7"><text:tab/>sudo rm -rf /usr/bin/npm</text:span></text:p>
      <text:p text:style-name="P90"><text:span text:style-name="T7"><text:tab/>sudo rm -r /usr/local/lib/node_modules/</text:span></text:p>
      <text:p text:style-name="P90"><text:span text:style-name="T7"><text:tab/>sudo rm -rf /usr/local/bin/node</text:span></text:p>
      <text:p text:style-name="P90"><text:span text:style-name="T7"><text:tab/>sudo rm -rf /usr/bin/npm</text:span></text:p>
      <text:p text:style-name="P90"><text:span text:style-name="T7"><text:tab/>sudo rm -rf /usr/lib/node_modules/</text:span></text:p>
      <text:p text:style-name="P90"><text:span text:style-name="T7"><text:tab/>rm -rf /home/centos/.npm/</text:span></text:p>
      <text:p text:style-name="P90"><text:span text:style-name="T7"><text:tab/>rm -rf /home/centos/node*</text:span></text:p>
      <text:p text:style-name="P90"><text:span text:style-name="T7"><text:tab/>rm -rf /home/centos/.node-gyp/</text:span></text:p>
      <text:p text:style-name="P90"><text:span text:style-name="T7"><text:tab/>sudo rm -rf /root/.npm/</text:span></text:p>
      <text:p text:style-name="P90"><text:span text:style-name="T7"><text:tab/>sudo rm /usr/bin/node</text:span></text:p>
      <text:p text:style-name="P90"><text:span text:style-name="T7"><text:tab/>sudo rm -rf /usr/local/include/node</text:span></text:p>
      <text:p text:style-name="P90"><text:span text:style-name="T7">6. Then rerun install of latest nodejs and npm</text:span></text:p>
      <text:p text:style-name="P92"><text:span text:style-name="T7"/></text:p>
      <text:p text:style-name="P93"><text:span text:style-name="T7">8. Now that fibers is installed our Meteor application is ready but, we need a few other things. <text:s/>Make sure MongoDB is running.</text:span></text:p>
      <text:p text:style-name="P93"><text:span text:style-name="T7"><text:tab/></text:span><text:span text:style-name="T16">&gt;start meteor as you cannot start mongodb independently. <text:s/>Mongodb needs <text:tab/></text:span></text:p>
      <text:p text:style-name="P93"><text:span text:style-name="T16"><text:tab/>something else to trigger it to run.</text:span></text:p>
      <text:p text:style-name="P93"><text:span text:style-name="T16">! - </text:span><text:span text:style-name="T17">NOT WORKING (Trying to start </text:span></text:p>
      <text:p text:style-name="P92"><text:span text:style-name="T7"/></text:p>
      <text:p text:style-name="P88"><text:span text:style-name="T7">4:59:49</text:span></text:p>
      <text:p text:style-name="P88"><text:span text:style-name="T7">had issue getting </text:span><text:span text:style-name="T15">compiling my application with meteor</text:span><text:span text:style-name="T7"> </text:span><text:span text:style-name="T17">Issues with old npm and old nodejs and old fibers – had to update to fix problem</text:span></text:p>
      <text:p text:style-name="P88"><text:span text:style-name="T17"/></text:p>
      <text:p text:style-name="P97"><text:span text:style-name="T66">Chapter 34 - </text:span><text:a xlink:type="simple" xlink:href="https://www.youtube.com/watch?v=wBp0Rb-ZJak&amp;t=18003s" text:style-name="Internet_20_link" text:visited-style-name="Visited_20_Internet_20_Link"><text:span text:style-name="T7">5:00:03</text:span></text:a><text:span text:style-name="T7"> MongoDB NoSQL database</text:span></text:p>
      <text:p text:style-name="P8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22</meta:editing-cycles>
    <meta:creation-date>2019-02-19T22:13:00</meta:creation-date>
    <dc:date>2019-03-08T17:32:12.191312910</dc:date>
    <meta:editing-duration>PT6H10M23S</meta:editing-duration>
    <meta:generator>LibreOffice/6.0.7.3$Linux_X86_64 LibreOffice_project/00m0$Build-3</meta:generator>
    <meta:document-statistic meta:table-count="0" meta:image-count="0" meta:object-count="0" meta:page-count="28" meta:paragraph-count="639" meta:word-count="6761" meta:character-count="40425" meta:non-whitespace-character-count="332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